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table:style-name="ce5"/>
          <table:table-cell office:value-type="string" calcext:value-type="string">
            <text:p>IGN:1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c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table:style-name="ce5"/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table:style-name="ce5"/>
          <table:table-cell office:value-type="string" calcext:value-type="string">
            <text:p>pin;pin;pin;pin</text:p>
          </table:table-cell>
          <table:table-cell table:number-columns-repeated="1021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65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3" table:number-rows-repeated="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7:39:45.4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7:42:47.964000000</dc:date>
    <meta:editing-duration>P19DT13H34M42S</meta:editing-duration>
    <meta:editing-cycles>77</meta:editing-cycles>
    <meta:generator>LibreOffice/4.2.6.3$Windows_x86 LibreOffice_project/3fd416d4c6db7d3204c17ce57a1d70f6e531ee21</meta:generator>
    <meta:document-statistic meta:table-count="1" meta:cell-count="182" meta:object-count="0"/>
  </office:meta>
</office:document-meta>
</file>